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public-prope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public-prope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349">
            <text:p>3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421">
            <text:p>4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6">
            <text:p>23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197">
            <text:p>31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197">
            <text:p>31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1">
            <text:p>8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295">
            <text:p>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75">
            <text:p>45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19">
            <text:p>4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88">
            <text:p>53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89">
            <text:p>74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65">
            <text:p>12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73">
            <text:p>3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4">
            <text:p>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9">
            <text:p>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11">
            <text:p>10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6">
            <text:p>7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897">
            <text:p>248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270">
            <text:p>4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270">
            <text:p>4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87">
            <text:p>5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62">
            <text:p>6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14">
            <text:p>4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4191">
            <text:p>4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4191">
            <text:p>4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37">
            <text:p>19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4">
            <text:p>15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75">
            <text:p>3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908">
            <text:p>9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16">
            <text:p>2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7">
            <text:p>39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1">
            <text:p>672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9627">
            <text:p>19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4">
            <text:p>30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492">
            <text:p>1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492">
            <text:p>1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1">
            <text:p>41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2">
            <text:p>91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27">
            <text:p>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0">
            <text:p>1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058">
            <text:p>2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89">
            <text:p>2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2689">
            <text:p>2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0">
            <text:p>1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478">
            <text:p>4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1">
            <text:p>2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4">
            <text:p>3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313">
            <text:p>43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92">
            <text:p>41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85">
            <text:p>78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">
            <text:p>3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481">
            <text:p>44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9">
            <text:p>4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349">
            <text:p>23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969">
            <text:p>9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11">
            <text:p>1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8">
            <text:p>4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2">
            <text:p>17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2">
            <text:p>1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4">
            <text:p>79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2">
            <text:p>20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490">
            <text:p>24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public-proper" style:display-name="PageStyle_criminal-offenses-public-prope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